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officeooo:paragraph-rsid="001c8f53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text-properties style:font-name="Courier New1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pt" fo:font-weight="normal" officeooo:rsid="0028a808" officeooo:paragraph-rsid="0028a80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rial" fo:font-size="10pt" fo:font-weight="normal" officeooo:paragraph-rsid="0028a808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Arial" fo:font-size="10pt" fo:font-weight="normal" officeooo:rsid="002916fa" officeooo:paragraph-rsid="002916fa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Arial" fo:font-size="10pt" fo:font-weight="normal" officeooo:paragraph-rsid="002916fa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text-position="0% 100%"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text-position="0% 100%" style:font-name="Arial" fo:font-size="10pt" fo:font-weight="normal" officeooo:rsid="002af89e" officeooo:paragraph-rsid="002af89e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Courier New1" fo:font-size="10pt" style:font-size-asian="10pt" style:font-size-complex="10pt"/>
    </style:style>
    <style:style style:name="P13" style:family="paragraph" style:parent-style-name="Table_20_Contents">
      <style:text-properties style:font-name="Courier New1" fo:font-size="10pt" officeooo:rsid="0028a808" officeooo:paragraph-rsid="0028a808" style:font-size-asian="10pt" style:font-size-complex="10pt"/>
    </style:style>
    <style:style style:name="P14" style:family="paragraph" style:parent-style-name="Table_20_Contents">
      <style:text-properties style:font-name="Courier New1" fo:font-size="10pt" officeooo:rsid="0028a808" officeooo:paragraph-rsid="002916fa" style:font-size-asian="10pt" style:font-size-complex="10pt"/>
    </style:style>
    <style:style style:name="P15" style:family="paragraph" style:parent-style-name="Table_20_Contents">
      <style:text-properties style:font-name="Courier New1" fo:font-size="10pt" officeooo:paragraph-rsid="0028a808" style:font-size-asian="10pt" style:font-size-complex="10pt"/>
    </style:style>
    <style:style style:name="P16" style:family="paragraph" style:parent-style-name="Table_20_Contents">
      <style:text-properties style:font-name="Courier New1" fo:font-size="10pt" officeooo:paragraph-rsid="002916fa" style:font-size-asian="10pt" style:font-size-complex="10pt"/>
    </style:style>
    <style:style style:name="T1" style:family="text">
      <style:text-properties officeooo:rsid="001cb903"/>
    </style:style>
    <style:style style:name="T2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Courier New1" fo:font-size="16pt" fo:font-weight="bold" officeooo:rsid="0028a808" style:font-size-asian="16pt" style:font-weight-asian="bold" style:font-size-complex="16pt" style:font-weight-complex="bold"/>
    </style:style>
    <style:style style:name="T4" style:family="text">
      <style:text-properties style:font-name="Courier New1" officeooo:rsid="0028a808"/>
    </style:style>
    <style:style style:name="T5" style:family="text">
      <style:text-properties style:font-name="Courier New1" fo:font-weight="bold" officeooo:rsid="0028a808" style:font-weight-asian="bold" style:font-weight-complex="bold"/>
    </style:style>
    <style:style style:name="T6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28a808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2916fa" style:font-size-asian="16pt" style:font-weight-asian="bold" style:font-size-complex="16pt" style:font-weight-complex="bold"/>
    </style:style>
    <style:style style:name="T10" style:family="text">
      <style:text-properties officeooo:rsid="0028a808"/>
    </style:style>
    <style:style style:name="T11" style:family="text">
      <style:text-properties officeooo:rsid="002916fa"/>
    </style:style>
    <style:style style:name="T12" style:family="text">
      <style:text-properties style:font-name="Arial"/>
    </style:style>
    <style:style style:name="T13" style:family="text">
      <style:text-properties style:font-name="Arial" officeooo:rsid="0028a808"/>
    </style:style>
    <style:style style:name="T1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Arial" fo:font-size="11pt" style:font-size-asian="11pt" style:font-size-complex="11pt"/>
    </style:style>
    <style:style style:name="T16" style:family="text">
      <style:text-properties officeooo:rsid="002bf171"/>
    </style:style>
    <text:list-style style:name="L1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-0.211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289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89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.289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789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2.289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2.789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3.289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3.789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4.289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style:num-suffix="." style:num-format="1" text:start-value="5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3. Integer Variables - <text:span text:style-name="T10">extras</text:span></text:p>
      <text:p text:style-name="P5"/>
      <text:p text:style-name="P6">The following shows you how to format your output.</text:p>
      <text:p text:style-name="P6"/>
      <text:p text:style-name="P7"><text:span text:style-name="T10">First you can create a “window” for an output. Try this</text:span></text:p>
      <table:table table:name="Table23" table:style-name="Table23">
        <table:table-column table:style-name="Table23.A"/>
        <table:table-row table:style-name="TableLine1275485301904">
          <table:table-cell table:style-name="Table23.A1" office:value-type="string">
            <text:p text:style-name="P4">#include &lt;iostream&gt;</text:p>
            <text:p text:style-name="P13"/>
            <text:p text:style-name="P4">int main()</text:p>
            <text:p text:style-name="P4">{</text:p>
            <text:p text:style-name="P4"><text:s text:c="4"/>int x = 42;</text:p>
            <text:p text:style-name="P4"/>
            <text:p text:style-name="P15"><text:s text:c="4"/>std::cout &lt;&lt; "1: [" &lt;&lt; x &lt;&lt; "]<text:span text:style-name="T10">\n"</text:span></text:p>
            <text:p text:style-name="P15"><text:s text:c="5"/><text:span text:style-name="T10"><text:s text:c="9"/>&lt;&lt;</text:span> "<text:span text:style-name="T10">2:</text:span> <text:span text:style-name="T11">[</text:span>" &lt;&lt; "abc" &lt;&lt; "]\n";</text:p>
            <text:p text:style-name="P4"/>
            <text:p text:style-name="P4"><text:s text:c="4"/>return 0;<text:line-break/>} </text:p>
          </table:table-cell>
        </table:table-row>
      </table:table>
      <text:p text:style-name="P6">No surprises.</text:p>
      <text:p text:style-name="P6"/>
      <text:p text:style-name="P7"><text:span text:style-name="T10">Now try this:</text:span></text:p>
      <table:table table:name="Table1" table:style-name="Table1">
        <table:table-column table:style-name="Table1.A"/>
        <table:table-row table:style-name="TableLine1275478722080">
          <table:table-cell table:style-name="Table1.A1" office:value-type="string">
            <text:p text:style-name="P15">#include &lt;iostream&gt;</text:p>
            <text:p text:style-name="P13">#include <text:span text:style-name="T7">&lt;iomanip&gt;</text:span></text:p>
            <text:p text:style-name="P13"/>
            <text:p text:style-name="P15">int main()</text:p>
            <text:p text:style-name="P15">{</text:p>
            <text:p text:style-name="P15"><text:s text:c="4"/>int x = 42;</text:p>
            <text:p text:style-name="P15"/>
            <text:p text:style-name="P16"><text:s text:c="4"/>std::cout &lt;&lt; "1: [" &lt;&lt; <text:span text:style-name="T8">std::setw(5)</text:span><text:span text:style-name="T10"> </text:span></text:p>
            <text:p text:style-name="P16"><text:span text:style-name="T10"><text:s text:c="2"/></text:span><text:span text:style-name="T11"><text:s text:c="12"/></text:span><text:span text:style-name="T10">&lt;&lt; </text:span>x &lt;&lt; "]<text:span text:style-name="T10">\n"</text:span></text:p>
            <text:p text:style-name="P15"><text:s text:c="5"/><text:span text:style-name="T10"><text:s text:c="9"/>&lt;&lt;</text:span> "<text:span text:style-name="T10">2:</text:span> <text:span text:style-name="T11">[</text:span>" &lt;&lt; "abc" &lt;&lt; "]\n";</text:p>
            <text:p text:style-name="P15"/>
            <text:p text:style-name="P15"><text:s text:c="4"/>return 0;<text:line-break/>} </text:p>
          </table:table-cell>
        </table:table-row>
      </table:table>
      <text:p text:style-name="P9"><text:span text:style-name="T11">and then this</text:span></text:p>
      <table:table table:name="Table2" table:style-name="Table2">
        <table:table-column table:style-name="Table2.A"/>
        <table:table-row table:style-name="TableLine1275478733232">
          <table:table-cell table:style-name="Table2.A1" office:value-type="string">
            <text:p text:style-name="P16">#include &lt;iostream&gt;</text:p>
            <text:p text:style-name="P14">#include &lt;iomanip&gt;</text:p>
            <text:p text:style-name="P14"/>
            <text:p text:style-name="P16">int main()</text:p>
            <text:p text:style-name="P16">{</text:p>
            <text:p text:style-name="P16"><text:s text:c="4"/>int x = 42;</text:p>
            <text:p text:style-name="P16"/>
            <text:p text:style-name="P16"><text:s text:c="4"/>std::cout &lt;&lt; "1: [" &lt;&lt; <text:span text:style-name="T10">std::setw(5) &lt;&lt; </text:span>x &lt;&lt; "]<text:span text:style-name="T10">\n"</text:span></text:p>
            <text:p text:style-name="P16"><text:s text:c="5"/><text:span text:style-name="T10"><text:s text:c="9"/>&lt;&lt;</text:span> "<text:span text:style-name="T10">2:</text:span> <text:span text:style-name="T11">[</text:span>" &lt;&lt; <text:span text:style-name="T10">std::setw(</text:span><text:span text:style-name="T11">8</text:span><text:span text:style-name="T10">) </text:span>&lt;&lt; "abc" </text:p>
            <text:p text:style-name="P16"><text:s text:c="6"/><text:span text:style-name="T11"><text:s text:c="8"/></text:span>&lt;&lt; "]\n";</text:p>
            <text:p text:style-name="P16"/>
            <text:p text:style-name="P16"><text:s text:c="4"/>return 0;<text:line-break/>} </text:p>
          </table:table-cell>
        </table:table-row>
      </table:table>
      <text:p text:style-name="P8"/>
      <text:p text:style-name="P8">The <text:span text:style-name="T3">std::setw(5)</text:span><text:span text:style-name="T13"> </text:span><text:span text:style-name="T12">creates a window of size 5 for output. Get it?</text:span></text:p>
      <text:p text:style-name="P8"/>
      <text:p text:style-name="P8">Next try this:</text:p>
      <table:table table:name="Table3" table:style-name="Table3">
        <table:table-column table:style-name="Table3.A"/>
        <text:soft-page-break/>
        <table:table-row table:style-name="TableLine1275478742752">
          <table:table-cell table:style-name="Table3.A1" office:value-type="string">
            <text:p text:style-name="P16">#include &lt;iostream&gt;</text:p>
            <text:p text:style-name="P14">#include &lt;iomanip&gt;</text:p>
            <text:p text:style-name="P14"/>
            <text:p text:style-name="P16">int main()</text:p>
            <text:p text:style-name="P16">{</text:p>
            <text:p text:style-name="P16"><text:s text:c="4"/>int x = 42;</text:p>
            <text:p text:style-name="P16"/>
            <text:p text:style-name="P16"><text:s text:c="4"/>std::cout &lt;&lt; "1: [" &lt;&lt; <text:span text:style-name="T10">std::setw(5) </text:span></text:p>
            <text:p text:style-name="P16"><text:span text:style-name="T10"><text:s text:c="3"/></text:span><text:span text:style-name="T11"><text:s text:c="11"/></text:span><text:span text:style-name="T10">&lt;&lt; </text:span><text:span text:style-name="T9">std::setfill('*')</text:span><text:span text:style-name="T11"> </text:span></text:p>
            <text:p text:style-name="P16"><text:span text:style-name="T11"><text:s text:c="14"/>&lt;&lt; </text:span>x &lt;&lt; "]<text:span text:style-name="T10">\n"</text:span></text:p>
            <text:p text:style-name="P16"><text:s text:c="5"/><text:span text:style-name="T10"><text:s text:c="9"/>&lt;&lt;</text:span> "<text:span text:style-name="T10">2:</text:span> <text:span text:style-name="T11">[</text:span>" &lt;&lt; <text:span text:style-name="T10">std::setw(</text:span><text:span text:style-name="T11">8</text:span><text:span text:style-name="T10">) </text:span>&lt;&lt; "abc" </text:p>
            <text:p text:style-name="P16"><text:s text:c="6"/><text:span text:style-name="T11"><text:s text:c="8"/></text:span>&lt;&lt; "]\n";</text:p>
            <text:p text:style-name="P16"/>
            <text:p text:style-name="P16"><text:s text:c="4"/>return 0;<text:line-break/>} </text:p>
          </table:table-cell>
        </table:table-row>
      </table:table>
      <text:p text:style-name="P8">And also this:</text:p>
      <table:table table:name="Table4" table:style-name="Table4">
        <table:table-column table:style-name="Table4.A"/>
        <table:table-row table:style-name="TableLine1273471572080">
          <table:table-cell table:style-name="Table4.A1" office:value-type="string">
            <text:p text:style-name="P16">#include &lt;iostream&gt;</text:p>
            <text:p text:style-name="P14">#include &lt;iomanip&gt;</text:p>
            <text:p text:style-name="P14"/>
            <text:p text:style-name="P16">int main()</text:p>
            <text:p text:style-name="P16">{</text:p>
            <text:p text:style-name="P16"><text:s text:c="4"/>int x = 42;</text:p>
            <text:p text:style-name="P16"/>
            <text:p text:style-name="P16"><text:s text:c="4"/>std::cout &lt;&lt; "1: [" &lt;&lt; <text:span text:style-name="T10">std::setw(5) </text:span></text:p>
            <text:p text:style-name="P16"><text:span text:style-name="T10"><text:s text:c="3"/></text:span><text:span text:style-name="T11"><text:s text:c="11"/></text:span><text:span text:style-name="T10">&lt;&lt; </text:span><text:span text:style-name="T9">std::setfill('*')</text:span><text:span text:style-name="T11"> </text:span></text:p>
            <text:p text:style-name="P16"><text:span text:style-name="T11"><text:s text:c="14"/>&lt;&lt; </text:span>x &lt;&lt; "]<text:span text:style-name="T10">\n"</text:span></text:p>
            <text:p text:style-name="P16"><text:s text:c="5"/><text:span text:style-name="T10"><text:s text:c="9"/>&lt;&lt;</text:span> "<text:span text:style-name="T10">2:</text:span> <text:span text:style-name="T11">[</text:span>" &lt;&lt; <text:span text:style-name="T10">std::setw(</text:span><text:span text:style-name="T11">8</text:span><text:span text:style-name="T10">) </text:span></text:p>
            <text:p text:style-name="P16"><text:span text:style-name="T10"><text:s text:c="3"/></text:span><text:span text:style-name="T11"><text:s text:c="11"/></text:span><text:span text:style-name="T10">&lt;&lt; </text:span><text:span text:style-name="T9">std::setfill('.')</text:span><text:span text:style-name="T11"> </text:span></text:p>
            <text:p text:style-name="P16"><text:s text:c="2"/><text:span text:style-name="T11"><text:s text:c="12"/></text:span>&lt;&lt; "abc" </text:p>
            <text:p text:style-name="P16"><text:s text:c="6"/><text:span text:style-name="T11"><text:s text:c="8"/></text:span>&lt;&lt; "]\n";</text:p>
            <text:p text:style-name="P16"/>
            <text:p text:style-name="P16"><text:s text:c="4"/>return 0;<text:line-break/>} </text:p>
          </table:table-cell>
        </table:table-row>
      </table:table>
      <text:p text:style-name="P8">and this:</text:p>
      <text:p text:style-name="P8"/>
      <table:table table:name="Table5" table:style-name="Table5">
        <table:table-column table:style-name="Table5.A"/>
        <table:table-row table:style-name="TableLine1273471570448">
          <table:table-cell table:style-name="Table5.A1" office:value-type="string">
            <text:p text:style-name="P16">#include &lt;iostream&gt;</text:p>
            <text:p text:style-name="P14">#include &lt;iomanip&gt;</text:p>
            <text:p text:style-name="P14"/>
            <text:p text:style-name="P16">int main()</text:p>
            <text:p text:style-name="P16">{</text:p>
            <text:p text:style-name="P16"><text:s text:c="4"/>int x = 42;</text:p>
            <text:p text:style-name="P16"/>
            <text:p text:style-name="P16"><text:s text:c="4"/>std::cout &lt;&lt; "1: [" &lt;&lt; <text:span text:style-name="T10">std::setw(5) </text:span></text:p>
            <text:p text:style-name="P16"><text:span text:style-name="T10"><text:s text:c="3"/></text:span><text:span text:style-name="T11"><text:s text:c="11"/></text:span><text:span text:style-name="T10">&lt;&lt; </text:span><text:span text:style-name="T9">std::setfill('*')</text:span><text:span text:style-name="T11"> </text:span></text:p>
            <text:p text:style-name="P16"><text:span text:style-name="T11"><text:s text:c="14"/>&lt;&lt; </text:span>x &lt;&lt; "]<text:span text:style-name="T10">\n"</text:span></text:p>
            <text:p text:style-name="P16"><text:s text:c="5"/><text:span text:style-name="T10"><text:s text:c="9"/>&lt;&lt;</text:span> "<text:span text:style-name="T10">2:</text:span> <text:span text:style-name="T11">[</text:span>" &lt;&lt; <text:span text:style-name="T10">std::setw(</text:span><text:span text:style-name="T11">8</text:span><text:span text:style-name="T10">) </text:span></text:p>
            <text:p text:style-name="P16"><text:span text:style-name="T10"><text:s text:c="3"/></text:span><text:span text:style-name="T11"><text:s text:c="11"/></text:span><text:span text:style-name="T10">&lt;&lt; </text:span><text:span text:style-name="T9">std::setfill(' ')</text:span><text:span text:style-name="T11"> </text:span></text:p>
            <text:p text:style-name="P16"><text:s text:c="2"/><text:span text:style-name="T11"><text:s text:c="12"/></text:span>&lt;&lt; "abc" </text:p>
            <text:p text:style-name="P16"><text:s text:c="6"/><text:span text:style-name="T11"><text:s text:c="8"/></text:span>&lt;&lt; "]\n";</text:p>
            <text:p text:style-name="P16"/>
            <text:p text:style-name="P16"><text:soft-page-break/><text:s text:c="4"/>return 0;<text:line-break/>} </text:p>
          </table:table-cell>
        </table:table-row>
      </table:table>
      <text:p text:style-name="P8"/>
      <text:p text:style-name="P8">The <text:span text:style-name="T2">std::setfill('*')</text:span><text:span text:style-name="T15"> will put the character '*' into the unused space in the output window.</text:span></text:p>
      <text:p text:style-name="P10"/>
      <text:p text:style-name="P11">There are many other ways to manipulate outputs. See chapter on floating point numb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1" svg:font-family="Tahoma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officeooo:paragraph-rsid="001c8f53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1cb903"/>
    </style:style>
    <style:style style:name="MT2" style:family="text">
      <style:text-properties officeooo:rsid="002bf17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<text:span text:style-name="MT1">++</text:span> (Y. Liow) <text:s/><text:tab/><text:tab/>03. Integer Variables - <text:span text:style-name="MT2">extras</text:span></text:p>
      </style:header>
      <style:footer>
        <text:p text:style-name="MP2"><text:tab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4-01-30T12:57:56.868000000</dc:date>
    <meta:editing-cycles>563</meta:editing-cycles>
    <meta:editing-duration>P5DT6H50M59S</meta:editing-duration>
    <meta:document-statistic meta:table-count="6" meta:image-count="0" meta:object-count="0" meta:page-count="3" meta:paragraph-count="76" meta:word-count="294" meta:character-count="1897" meta:non-whitespace-character-count="1288"/>
    <meta:user-defined meta:name="Info 1"/>
    <meta:user-defined meta:name="Info 2"/>
    <meta:user-defined meta:name="Info 3"/>
    <meta:user-defined meta:name="Info 4"/>
  </office:meta>
</office:document-meta>
</file>